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AutoProxyCreatorAndLazyInitTargetSourceTests.testAdri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zyTestBean.Lazy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